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in" fo:margin-left="-0.0799in" fo:margin-top="0in" fo:margin-bottom="0in" table:align="left"/>
    </style:style>
    <style:style style:name="Table1.A" style:family="table-column">
      <style:table-column-properties style:column-width="1.5993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in"/>
    </style:style>
    <style:style style:name="Table1.1" style:family="table-row">
      <style:table-row-properties fo:keep-together="auto"/>
    </style:style>
    <style:style style:name="Table1.A1" style:family="table-cell">
      <style:table-cell-properties style:vertical-align="" fo:padding-left="0.0799in" fo:padding-right="0.075in" fo:padding-top="0in" fo:padding-bottom="0in" fo:border="0.75pt solid #000001"/>
    </style:style>
    <style:style style:name="P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style:text-position="0% 100%"/>
    </style:style>
    <style:style style:name="P4" style:family="paragraph" style:parent-style-name="Standard">
      <style:paragraph-properties fo:margin-top="0in" fo:margin-bottom="0in" loext:contextual-spacing="false"/>
      <style:text-properties style:text-position="0% 100%" fo:font-size="12pt" style:font-size-asian="12pt" style:font-size-complex="12pt"/>
    </style:style>
    <style:style style:name="P5" style:family="paragraph" style:parent-style-name="Standard">
      <style:paragraph-properties fo:margin-top="0in" fo:margin-bottom="0in" loext:contextual-spacing="false"/>
      <style:text-properties style:text-position="0% 100%"/>
    </style:style>
    <style:style style:name="P6" style:family="paragraph" style:parent-style-name="Standard">
      <style:paragraph-properties fo:margin-top="0in" fo:margin-bottom="0in" loext:contextual-spacing="false" fo:text-align="justify" style:justify-single-word="false"/>
      <style:text-properties style:text-position="0% 100%"/>
    </style:style>
    <style:style style:name="P7" style:family="paragraph" style:parent-style-name="Standard">
      <style:paragraph-properties fo:margin-top="0in" fo:margin-bottom="0in" loext:contextual-spacing="false" fo:text-align="center" style:justify-single-word="false"/>
      <style:text-properties style:text-position="0% 100%"/>
    </style:style>
    <style:style style:name="P8" style:family="paragraph" style:parent-style-name="Standard">
      <style:paragraph-properties fo:margin-top="0in" fo:margin-bottom="0in" loext:contextual-spacing="false" fo:line-height="115%" fo:orphans="2" fo:widows="2"/>
      <style:text-properties style:text-position="0% 100%"/>
    </style:style>
    <style:style style:name="P9" style:family="paragraph" style:parent-style-name="Standard">
      <style:paragraph-properties fo:margin-top="0in" fo:margin-bottom="0in" loext:contextual-spacing="fals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0" style:family="paragraph" style:parent-style-name="Standard">
      <style:paragraph-properties fo:margin-top="0in" fo:margin-bottom="0in" loext:contextual-spacing="false" fo:text-align="justify" style:justify-single-word="false"/>
    </style:style>
    <style:style style:name="P11" style:family="paragraph" style:parent-style-name="Standard">
      <style:paragraph-properties fo:margin-top="0in" fo:margin-bottom="0in" loext:contextual-spacing="false" fo:padding-left="0in" fo:padding-right="0in" fo:padding-top="0.0138in" fo:padding-bottom="0in" fo:border-left="none" fo:border-right="none" fo:border-top="0.74pt solid #000001" fo:border-bottom="none"/>
      <style:text-properties style:text-position="0% 100%" fo:font-size="12pt" style:font-size-asian="12pt" style:font-size-complex="12pt"/>
    </style:style>
    <style:style style:name="P12" style:family="paragraph" style:parent-style-name="Standard">
      <style:paragraph-properties fo:margin-top="0in" fo:margin-bottom="0in" loext:contextual-spacing="false" fo:text-align="end" style:justify-single-word="false" fo:padding-left="0in" fo:padding-right="0in" fo:padding-top="0in" fo:padding-bottom="0.0138in" fo:border-left="none" fo:border-right="none" fo:border-top="none" fo:border-bottom="0.74pt solid #000001"/>
    </style:style>
    <style:style style:name="P13" style:family="paragraph" style:parent-style-name="Standard">
      <style:paragraph-properties fo:margin-top="0in" fo:margin-bottom="0in" loext:contextual-spacing="false" fo:text-align="end" style:justify-single-word="false" fo:padding-left="0in" fo:padding-right="0in" fo:padding-top="0in" fo:padding-bottom="0.0138in" fo:border-left="none" fo:border-right="none" fo:border-top="none" fo:border-bottom="0.74pt solid #000001"/>
      <style:text-properties style:text-position="0% 100%" fo:font-size="12pt" style:font-size-asian="12pt" style:font-size-complex="12pt"/>
    </style:style>
    <style:style style:name="P14" style:family="paragraph" style:parent-style-name="Standard">
      <style:paragraph-properties fo:margin-top="0in" fo:margin-bottom="0in" loext:contextual-spacing="false" fo:break-before="page"/>
      <style:text-properties style:text-position="0% 100%"/>
    </style:style>
    <style:style style:name="P15" style:family="paragraph" style:parent-style-name="Standard">
      <style:paragraph-properties fo:margin-left="0in" fo:margin-right="0in" fo:margin-top="0in" fo:margin-bottom="0.0835in" loext:contextual-spacing="false" fo:line-height="100%" fo:text-align="center" style:justify-single-word="false" fo:keep-together="always"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0835in" loext:contextual-spacing="false" fo:line-height="100%" fo:text-align="start" style:justify-single-word="false" fo:keep-together="always"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lways"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8"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20"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text-position="0% 100%"/>
    </style:style>
    <style:style style:name="P21"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22"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23" style:family="paragraph" style:parent-style-name="Standard">
      <style:paragraph-properties fo:margin-left="0.25in" fo:margin-right="0in" fo:margin-top="0in" fo:margin-bottom="0in" loext:contextual-spacing="false" fo:text-indent="0in" style:auto-text-indent="false"/>
      <style:text-properties style:text-position="0% 100%"/>
    </style:style>
    <style:style style:name="P24" style:family="paragraph" style:parent-style-name="Standard">
      <style:paragraph-properties fo:margin-left="0.5in" fo:margin-right="0in" fo:margin-top="0in" fo:margin-bottom="0in" loext:contextual-spacing="false" fo:text-indent="0in" style:auto-text-indent="false"/>
    </style:style>
    <style:style style:name="P25"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26" style:family="paragraph" style:parent-style-name="Standard">
      <style:paragraph-properties fo:margin-left="0.5in" fo:margin-right="0in" fo:margin-top="0in" fo:margin-bottom="0in" loext:contextual-spacing="false" fo:text-indent="0in" style:auto-text-indent="false"/>
      <style:text-properties style:text-position="0% 100%"/>
    </style:style>
    <style:style style:name="P2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text-position="0% 100%"/>
    </style:style>
    <style:style style:name="P28" style:family="paragraph" style:parent-style-name="Standard">
      <style:paragraph-properties fo:margin-left="0.5in" fo:margin-right="0in" fo:margin-top="0in" fo:margin-bottom="0in" loext:contextual-spacing="false" fo:text-indent="0in" style:auto-text-indent="false"/>
      <style:text-properties style:text-position="0% 100%" style:font-name="Arial" fo:font-weight="normal" style:font-name-asian="Arial1" style:font-weight-asian="normal" style:font-name-complex="Arial1"/>
    </style:style>
    <style:style style:name="P2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text-position="0% 100%" fo:font-weight="normal" style:font-weight-asian="normal"/>
    </style:style>
    <style:style style:name="P30" style:family="paragraph" style:parent-style-name="Standard" style:list-style-name="WWNum3">
      <style:paragraph-properties fo:margin-left="0.5in" fo:margin-right="0in" fo:margin-top="0in" fo:margin-bottom="0in" loext:contextual-spacing="false" fo:text-indent="-0.25in" style:auto-text-indent="false"/>
    </style:style>
    <style:style style:name="P31"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style:style>
    <style:style style:name="P32" style:family="paragraph" style:parent-style-name="Standard">
      <style:paragraph-properties fo:margin-left="1in" fo:margin-right="0in" fo:margin-top="0in" fo:margin-bottom="0.0835in" loext:contextual-spacing="false" fo:line-height="100%" fo:text-align="justify" style:justify-single-word="false" fo:keep-together="always" fo:orphans="0" fo:widows="0" fo:text-indent="-0.5in" style:auto-text-indent="false" fo:padding="0in" fo:border="none" fo:keep-with-next="auto"/>
    </style:style>
    <style:style style:name="P33" style:family="paragraph" style:parent-style-name="Standard">
      <style:paragraph-properties fo:margin-left="0in" fo:margin-right="0in" fo:margin-top="0in" fo:margin-bottom="0.0835in" loext:contextual-spacing="false" fo:line-height="100%" fo:text-align="justify" style:justify-single-word="false" fo:keep-together="always" fo:orphans="0" fo:widows="0" fo:text-indent="-0.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4" style:family="paragraph" style:parent-style-name="Standard">
      <style:paragraph-properties fo:margin-left="0in" fo:margin-right="0in" fo:margin-top="0in" fo:margin-bottom="0.0835in" loext:contextual-spacing="false" fo:line-height="100%" fo:text-align="center" style:justify-single-word="false" fo:keep-together="always" fo:orphans="0" fo:widows="0" fo:text-indent="-0.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5" style:family="paragraph" style:parent-style-name="Standard">
      <style:paragraph-properties fo:margin-left="0in" fo:margin-right="0in" fo:margin-top="0in" fo:margin-bottom="0.0835in" loext:contextual-spacing="false" fo:line-height="100%" fo:text-align="start" style:justify-single-word="false" fo:keep-together="always" fo:orphans="0" fo:widows="0" fo:text-indent="-0.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6" style:family="paragraph" style:parent-style-name="Standard">
      <style:paragraph-properties fo:margin-left="0in" fo:margin-right="0in" fo:margin-top="0in" fo:margin-bottom="0.0835in" loext:contextual-spacing="false" fo:line-height="100%" fo:text-align="justify" style:justify-single-word="false" fo:keep-together="always" fo:orphans="0" fo:widows="0" fo:text-indent="-0.5in" style:auto-text-indent="false" fo:padding="0in" fo:border="none" fo:keep-with-next="auto"/>
    </style:style>
    <style:style style:name="P3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8" style:family="paragraph" style:parent-style-name="Standard">
      <style:paragraph-properties fo:margin-left="0in" fo:margin-right="0in" fo:margin-top="0in" fo:margin-bottom="0.139in" loext:contextual-spacing="false" fo:line-height="115%" fo:text-align="justify"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9" style:family="paragraph" style:parent-style-name="Standard">
      <style:paragraph-properties fo:margin-left="0.5in" fo:margin-right="0in" fo:margin-top="0in" fo:margin-bottom="0.0835in" loext:contextual-spacing="false" fo:line-height="100%" fo:text-align="justify" style:justify-single-word="false" fo:keep-together="auto" fo:orphans="0" fo:widows="0" fo:text-indent="0in" style:auto-text-indent="false" fo:padding="0in" fo:border="none" fo:keep-with-next="auto"/>
    </style:style>
    <style:style style:name="P40" style:family="paragraph" style:parent-style-name="Standard">
      <style:paragraph-properties fo:margin-left="0.5in" fo:margin-right="0in" fo:margin-top="0in" fo:margin-bottom="0.0835in" loext:contextual-spacing="false" fo:line-height="100%" fo:text-align="justify" style:justify-single-word="false" fo:keep-together="always" fo:orphans="0" fo:widows="0" fo:text-indent="0in" style:auto-text-indent="false" fo:padding="0in" fo:border="none" fo:keep-with-next="auto"/>
    </style:style>
    <style:style style:name="P41"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2" style:family="paragraph" style:parent-style-name="Standard">
      <style:paragraph-properties fo:margin-left="0.5in" fo:margin-right="0in" fo:margin-top="0in" fo:margin-bottom="0.0835in" loext:contextual-spacing="false" fo:line-height="100%" fo:text-align="start" style:justify-single-word="false" fo:keep-together="always" fo:orphans="0" fo:widows="0" fo:text-indent="-0.5in" style:auto-text-indent="false" fo:padding="0in" fo:border="none" fo:keep-with-next="auto"/>
    </style:style>
    <style:style style:name="P43" style:family="paragraph" style:parent-style-name="Standard">
      <style:paragraph-properties fo:margin-left="0.5in" fo:margin-right="0in" fo:margin-top="0in" fo:margin-bottom="0.0835in" loext:contextual-spacing="false" fo:line-height="100%" fo:text-align="start" style:justify-single-word="false" fo:keep-together="always" fo:orphans="0" fo:widows="0" fo:text-indent="-0.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44" style:family="paragraph" style:parent-style-name="Standard">
      <style:paragraph-properties fo:margin-left="0.5in" fo:margin-right="0in" fo:margin-top="0in" fo:margin-bottom="0.0835in" loext:contextual-spacing="false" fo:line-height="100%" fo:text-align="start" style:justify-single-word="false" fo:keep-together="always" fo:orphans="0" fo:widows="0" fo:text-indent="-0.5in" style:auto-text-indent="false" fo:break-before="page" fo:padding="0in" fo:border="none" fo:keep-with-next="auto"/>
    </style:style>
    <style:style style:name="P45"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6" style:family="paragraph" style:parent-style-name="Standard">
      <style:paragraph-properties fo:margin-left="1in" fo:margin-right="0in" fo:margin-top="0in" fo:margin-bottom="0in" loext:contextual-spacing="false" fo:text-indent="-0.5in" style:auto-text-indent="false"/>
    </style:style>
    <style:style style:name="P47" style:family="paragraph" style:parent-style-name="Standard">
      <style:paragraph-properties fo:margin-left="1in" fo:margin-right="0in" fo:margin-top="0in" fo:margin-bottom="0in" loext:contextual-spacing="false" fo:text-align="justify" style:justify-single-word="false" fo:text-indent="-0.5in" style:auto-text-indent="false"/>
    </style:style>
    <style:style style:name="P48" style:family="paragraph" style:parent-style-name="Standard" style:list-style-name="WWNum8">
      <style:paragraph-properties fo:margin-left="1in" fo:margin-right="0in" fo:margin-top="0in" fo:margin-bottom="0in" loext:contextual-spacing="false" fo:text-indent="-0.25in" style:auto-text-indent="false"/>
    </style:style>
    <style:style style:name="P49" style:family="paragraph" style:parent-style-name="Standard" style:list-style-name="WWNum8">
      <style:paragraph-properties fo:margin-left="1in" fo:margin-right="0in" fo:margin-top="0in" fo:margin-bottom="0in" loext:contextual-spacing="false" fo:text-align="justify" style:justify-single-word="false" fo:text-indent="-0.25in" style:auto-text-indent="false"/>
    </style:style>
    <style:style style:name="P50" style:family="paragraph" style:parent-style-name="Standard" style:list-style-name="WWNum4">
      <style:paragraph-properties fo:margin-left="1in" fo:margin-right="0in" fo:margin-top="0in" fo:margin-bottom="0in" loext:contextual-spacing="false" fo:text-align="justify" style:justify-single-word="false" fo:text-indent="-0.25in" style:auto-text-indent="false"/>
    </style:style>
    <style:style style:name="P51" style:family="paragraph" style:parent-style-name="Standard">
      <style:paragraph-properties fo:margin-left="1in" fo:margin-right="0in" fo:margin-top="0in" fo:margin-bottom="0in" loext:contextual-spacing="false" fo:text-align="justify" style:justify-single-word="false" fo:text-indent="0in" style:auto-text-indent="false"/>
    </style:style>
    <style:style style:name="P52" style:family="paragraph" style:parent-style-name="Standard">
      <style:paragraph-properties fo:margin-left="1in" fo:margin-right="0in" fo:margin-top="0in" fo:margin-bottom="0in" loext:contextual-spacing="false" fo:text-align="justify" style:justify-single-word="false" fo:text-indent="0in" style:auto-text-indent="false"/>
      <style:text-properties style:text-position="0% 100%"/>
    </style:style>
    <style:style style:name="P53" style:family="paragraph" style:parent-style-name="Standard" style:list-style-name="WWNum6">
      <style:paragraph-properties fo:margin-left="1in" fo:margin-right="0in" fo:margin-top="0in" fo:margin-bottom="0in" loext:contextual-spacing="true" fo:line-height="100%" fo:text-align="justify" style:justify-single-word="false" fo:keep-together="auto" fo:orphans="0" fo:widows="0" fo:text-indent="-0.25in" style:auto-text-indent="false" fo:padding="0in" fo:border="none" fo:keep-with-next="auto"/>
    </style:style>
    <style:style style:name="P54" style:family="paragraph" style:parent-style-name="Standard">
      <style:paragraph-properties fo:margin-left="1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5" style:family="paragraph" style:parent-style-name="Standard">
      <style:paragraph-properties fo:margin-left="2in" fo:margin-right="0in" fo:margin-top="0in" fo:margin-bottom="0in" loext:contextual-spacing="false" fo:text-align="justify" style:justify-single-word="false" fo:text-indent="-1in" style:auto-text-indent="false"/>
    </style:style>
    <style:style style:name="P56" style:family="paragraph" style:parent-style-name="Standard">
      <style:paragraph-properties fo:margin-left="0in" fo:margin-right="0in" fo:margin-top="0in" fo:margin-bottom="0in" loext:contextual-spacing="false" fo:text-align="justify" style:justify-single-word="false" fo:text-indent="0.4917in" style:auto-text-indent="false"/>
      <style:text-properties style:text-position="0% 100%"/>
    </style:style>
    <style:style style:name="P57" style:family="paragraph" style:parent-style-name="Standard">
      <style:paragraph-properties fo:margin-left="0in" fo:margin-right="0in" fo:margin-top="0in" fo:margin-bottom="0in" loext:contextual-spacing="false" fo:text-align="justify" style:justify-single-word="false" fo:text-indent="0.4917in" style:auto-text-indent="false"/>
    </style:style>
    <style:style style:name="P58" style:family="paragraph" style:parent-style-name="Standard" style:list-style-name="WWNum2">
      <style:paragraph-properties fo:margin-left="0.9917in" fo:margin-right="0in" fo:margin-top="0in" fo:margin-bottom="0in" loext:contextual-spacing="false" fo:text-align="justify" style:justify-single-word="false" fo:text-indent="-0.25in" style:auto-text-indent="false"/>
    </style:style>
    <style:style style:name="P59" style:family="paragraph" style:parent-style-name="Standard">
      <style:paragraph-properties fo:margin-left="0.9917in" fo:margin-right="0in" fo:margin-top="0in" fo:margin-bottom="0in" loext:contextual-spacing="false" fo:text-align="justify" style:justify-single-word="false" fo:text-indent="0in" style:auto-text-indent="false"/>
      <style:text-properties style:text-position="0% 100%"/>
    </style:style>
    <style:style style:name="P60" style:family="paragraph" style:parent-style-name="Standard">
      <style:paragraph-properties fo:margin-left="0in" fo:margin-right="0in" fo:margin-top="0in" fo:margin-bottom="0in" loext:contextual-spacing="false" fo:text-indent="0.5in" style:auto-text-indent="false"/>
    </style:style>
    <style:style style:name="P61" style:family="paragraph" style:parent-style-name="Standard">
      <style:paragraph-properties fo:margin-left="0in" fo:margin-right="0in" fo:margin-top="0in" fo:margin-bottom="0in" loext:contextual-spacing="false" fo:line-height="115%" fo:orphans="2" fo:widows="2" fo:text-indent="0.5in" style:auto-text-indent="false"/>
    </style:style>
    <style:style style:name="P62"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text-position="0% 100%"/>
    </style:style>
    <style:style style:name="P63"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64"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65" style:family="paragraph" style:parent-style-name="Standard">
      <style:paragraph-properties fo:margin-left="0.75in" fo:margin-right="0in" fo:margin-top="0in" fo:margin-bottom="0in" loext:contextual-spacing="false" fo:text-indent="-0.25in" style:auto-text-indent="false"/>
    </style:style>
    <style:style style:name="P66" style:family="paragraph" style:parent-style-name="Title" style:master-page-name="Standard">
      <style:paragraph-properties fo:margin-left="0.5in" fo:margin-right="0in" fo:margin-top="0in" fo:margin-bottom="0in" loext:contextual-spacing="false" fo:text-align="end" style:justify-single-word="false" fo:text-indent="-0.5in" style:auto-text-indent="false" style:page-number="1"/>
      <style:text-properties style:text-position="0% 100%"/>
    </style:style>
    <style:style style:name="P67" style:family="paragraph" style:parent-style-name="Title">
      <style:paragraph-properties fo:margin-top="0in" fo:margin-bottom="0in" loext:contextual-spacing="false"/>
    </style:style>
    <style:style style:name="P68" style:family="paragraph" style:parent-style-name="Title">
      <style:paragraph-properties fo:margin-top="0in" fo:margin-bottom="0in" loext:contextual-spacing="false" fo:text-align="end" style:justify-single-word="false"/>
    </style:style>
    <style:style style:name="P69" style:family="paragraph" style:parent-style-name="Title">
      <style:paragraph-properties fo:margin-top="0in" fo:margin-bottom="0in" loext:contextual-spacing="false"/>
      <style:text-properties style:text-position="0% 100%"/>
    </style:style>
    <style:style style:name="P70" style:family="paragraph" style:parent-style-name="Title">
      <style:paragraph-properties fo:margin-top="0in" fo:margin-bottom="0in" loext:contextual-spacing="false" fo:text-align="end" style:justify-single-word="false"/>
      <style:text-properties style:text-position="0% 100%"/>
    </style:style>
    <style:style style:name="P71" style:family="paragraph" style:parent-style-name="Title">
      <style:paragraph-properties fo:margin-top="0in" fo:margin-bottom="0in" loext:contextual-spacing="false"/>
      <style:text-properties fo:font-size="14pt" style:font-size-asian="14pt" style:font-size-complex="14pt"/>
    </style:style>
    <style:style style:name="P72" style:family="paragraph" style:parent-style-name="Title">
      <style:paragraph-properties fo:margin-top="0in" fo:margin-bottom="0in" loext:contextual-spacing="false" fo:text-align="start" style:justify-single-word="false"/>
    </style:style>
    <style:style style:name="P73" style:family="paragraph" style:parent-style-name="Title">
      <style:paragraph-properties fo:margin-top="0in" fo:margin-bottom="0in" loext:contextual-spacing="false" fo:break-before="page"/>
    </style:style>
    <style:style style:name="P74" style:family="paragraph" style:parent-style-name="Heading_20_1" style:list-style-name="WWNum7"/>
    <style:style style:name="P75" style:family="paragraph" style:parent-style-name="Heading_20_1" style:list-style-name="WWNum7">
      <style:paragraph-properties fo:margin-left="0in" fo:margin-right="0in" fo:margin-top="0.0835in" fo:margin-bottom="0.0417in" loext:contextual-spacing="false" fo:text-indent="0in" style:auto-text-indent="false"/>
    </style:style>
    <style:style style:name="P76" style:family="paragraph" style:parent-style-name="Heading_20_2" style:list-style-name="WWNum7"/>
    <style:style style:name="P77" style:family="paragraph" style:parent-style-name="Heading_20_2" style:list-style-name="WWNum7">
      <style:paragraph-properties fo:margin-left="0in" fo:margin-right="0in" fo:margin-top="0.0835in" fo:margin-bottom="0.0417in" loext:contextual-spacing="false" fo:text-indent="0in" style:auto-text-indent="false"/>
    </style:style>
    <style:style style:name="P78"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79" style:family="paragraph">
      <loext:graphic-properties draw:fill="solid" draw:fill-color="#ffffff"/>
      <style:paragraph-properties fo:text-align="start"/>
      <style:text-properties fo:font-size="18pt"/>
    </style:style>
    <style:style style:name="T1" style:family="text">
      <style:text-properties style:text-position="0% 100%"/>
    </style:style>
    <style:style style:name="T2" style:family="text">
      <style:text-properties style:text-position="0% 100%" fo:font-weight="bold" style:font-weight-asian="bold"/>
    </style:style>
    <style:style style:name="T3" style:family="text">
      <style:text-properties style:text-position="0% 100%" fo:font-size="14pt" fo:font-weight="bold" style:font-size-asian="14pt" style:font-weight-asian="bold" style:font-size-complex="14pt"/>
    </style:style>
    <style:style style:name="T4" style:family="text">
      <style:text-properties style:text-position="0% 100%" fo:font-size="14pt" style:font-size-asian="14pt" style:font-size-complex="14pt"/>
    </style:style>
    <style:style style:name="T5" style:family="text">
      <style:text-properties style:text-position="0% 100%" style:font-name="Arial" fo:font-size="18pt" fo:font-weight="bold" style:font-name-asian="Arial1" style:font-size-asian="18pt" style:font-weight-asian="bold" style:font-name-complex="Arial1" style:font-size-complex="18pt"/>
    </style:style>
    <style:style style:name="T6" style:family="text">
      <style:text-properties style:text-position="0% 100%" style:font-name="Arial" fo:font-size="18pt" fo:font-weight="normal" style:font-name-asian="Arial1" style:font-size-asian="18pt" style:font-weight-asian="normal" style:font-name-complex="Arial1" style:font-size-complex="18pt"/>
    </style:style>
    <style:style style:name="T7" style:family="text">
      <style:text-properties style:text-position="0% 100%" style:font-name="Arial" fo:font-style="italic" style:font-name-asian="Arial1" style:font-style-asian="italic" style:font-name-complex="Arial1"/>
    </style:style>
    <style:style style:name="T8" style:family="text">
      <style:text-properties style:text-position="0% 100%" style:text-underline-style="solid" style:text-underline-width="auto" style:text-underline-color="font-color"/>
    </style:style>
    <style:style style:name="T9" style:family="text">
      <style:text-properties style:text-position="0% 100%" fo:font-weight="normal" style:font-weight-asian="normal"/>
    </style:style>
    <style:style style:name="T10" style:family="text">
      <style:text-properties fo:font-size="14pt" style:font-size-asian="14pt" style:font-size-complex="14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13" style:family="text">
      <style:text-properties fo:font-size="12pt" fo:font-weight="bold" style:font-size-asian="12pt" style:font-weight-asian="bold" style:font-size-complex="12pt"/>
    </style:style>
    <style:style style:name="T14" style:family="text">
      <style:text-properties fo:font-size="12pt" style:font-size-asian="12pt" style:font-size-complex="12pt"/>
    </style:style>
    <style:style style:name="T15" style:family="text">
      <style:text-properties style:font-name="Arial" fo:font-style="normal" style:font-name-asian="Arial1" style:font-style-asian="normal" style:font-name-complex="Arial1"/>
    </style:style>
    <style:style style:name="T16" style:family="text">
      <style:text-properties style:font-name="Arial" fo:font-size="12pt" fo:font-weight="bold" style:font-name-asian="Arial1" style:font-size-asian="12pt" style:font-weight-asian="bold" style:font-name-complex="Arial1" style:font-size-complex="12pt"/>
    </style:style>
    <style:style style:name="T17" style:family="text">
      <style:text-properties style:font-name="Arial" fo:font-weight="bold" style:font-name-asian="Arial1" style:font-weight-asian="bold" style:font-name-complex="Arial1"/>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fo:color="#000000" style:text-position="0% 100%"/>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textarea-vertical-align="middle" draw:auto-grow-height="false" fo:min-height="0.1862in" fo:min-width="0.1862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8"><text:span text:style-name="T2">Documento de Arquitectura de Software</text:span></text:p>
      <text:p text:style-name="P70"/>
      <text:p text:style-name="P68"><text:span text:style-name="T10">SISTEMA DE MONITOREO DE EVENTOS</text:span></text:p>
      <text:p text:style-name="P68"><text:span text:style-name="T3">Versión &lt;1.0&gt;</text:span></text:p>
      <text:p text:style-name="P1"/>
      <text:p text:style-name="P1"/>
      <text:p text:style-name="P71"/>
      <text:p text:style-name="P67"><text:span text:style-name="T10">NOTA: Este template tiene algunos textos pre cargados que deberán borrarse o revisarse y ajustarse de ser necesario. Los mismos están a modo de ejemplificar lo que se busca indicar en alguna de las secciones. Así mismo las secciones pueden eliminarse o agregar las que se crean necesarias. El objetivo del mismo es transmitir las decisiones de diseño tomadas, los caminos analizados, los pros y contras del diseño, y la propuesta de diseño final</text:span></text:p>
      <text:p text:style-name="P9"/>
      <text:section text:style-name="Sect1" text:name="TextSection">
        <text:p text:style-name="P73"/>
        <text:p text:style-name="P67"><text:span text:style-name="T2">Historia de Revisión</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5"><text:span text:style-name="T11">Fecha</text:span></text:p>
            </table:table-cell>
            <table:table-cell table:style-name="Table1.A1" office:value-type="string">
              <text:p text:style-name="P15"><text:span text:style-name="T11">Versión</text:span></text:p>
            </table:table-cell>
            <table:table-cell table:style-name="Table1.A1" office:value-type="string">
              <text:p text:style-name="P15"><text:span text:style-name="T11">Descripción</text:span></text:p>
            </table:table-cell>
            <table:table-cell table:style-name="Table1.A1" office:value-type="string">
              <text:p text:style-name="P15"><text:span text:style-name="T11">Autor</text:span></text:p>
            </table:table-cell>
          </table:table-row>
          <table:table-row table:style-name="Table1.1">
            <table:table-cell table:style-name="Table1.A1" office:value-type="string">
              <text:p text:style-name="P16"><text:span text:style-name="T12">21-04-2018</text:span></text:p>
            </table:table-cell>
            <table:table-cell table:style-name="Table1.A1" office:value-type="string">
              <text:p text:style-name="P16"><text:span text:style-name="T12">1.0</text:span></text:p>
            </table:table-cell>
            <table:table-cell table:style-name="Table1.A1" office:value-type="string">
              <text:p text:style-name="P16"><text:span text:style-name="T12">Primera versión del Documento de Arquitectura para la aplicación Sistema de Monitoreo de Eventos</text:span></text:p>
            </table:table-cell>
            <table:table-cell table:style-name="Table1.A1" office:value-type="string">
              <text:p text:style-name="P17"/>
            </table:table-cell>
          </table:table-row>
        </table:table>
        <text:p text:style-name="P3"><text:soft-page-break/></text:p>
        <text:p text:style-name="P69"/>
        <text:p text:style-name="P73"/>
        <text:p text:style-name="P67"><text:span text:style-name="T2">Tabla de Contenidos</text:span></text:p>
        <text:p text:style-name="P7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rr49e2udmdy2" text:style-name="Index_20_Link" text:visited-style-name="Index_20_Link"><text:span text:style-name="T13">Introducción</text:span></text:a><text:span text:style-name="T13"><text:tab/>4</text:span></text:p>
            <text:p text:style-name="P21"><text:a xlink:type="simple" xlink:href="#_1fob9te" text:style-name="Index_20_Link" text:visited-style-name="Index_20_Link"><text:span text:style-name="T14">Propósito</text:span></text:a><text:span text:style-name="T14"><text:tab/>4</text:span></text:p>
            <text:p text:style-name="P21"><text:a xlink:type="simple" xlink:href="#_b3qsjq11e2me" text:style-name="Index_20_Link" text:visited-style-name="Index_20_Link"><text:span text:style-name="T14">Alcance</text:span></text:a><text:span text:style-name="T14"><text:tab/>4</text:span></text:p>
            <text:p text:style-name="P21"><text:a xlink:type="simple" xlink:href="#_18lbx9u3ei30" text:style-name="Index_20_Link" text:visited-style-name="Index_20_Link"><text:span text:style-name="T14">Definiciones, Acrónimos y Abreviaturas</text:span></text:a><text:span text:style-name="T14"><text:tab/>4</text:span></text:p>
            <text:p text:style-name="P21"><text:a xlink:type="simple" xlink:href="#_315kb9g1oc4k" text:style-name="Index_20_Link" text:visited-style-name="Index_20_Link"><text:span text:style-name="T14">Referencias</text:span></text:a><text:span text:style-name="T14"><text:tab/>4</text:span></text:p>
            <text:p text:style-name="P21"><text:a xlink:type="simple" xlink:href="#_3kr5k7f5lxz" text:style-name="Index_20_Link" text:visited-style-name="Index_20_Link"><text:span text:style-name="T14">Visión General</text:span></text:a><text:span text:style-name="T14"><text:tab/>4</text:span></text:p>
            <text:p text:style-name="P19"><text:a xlink:type="simple" xlink:href="#_4d34og8" text:style-name="Index_20_Link" text:visited-style-name="Index_20_Link"><text:span text:style-name="T13">Representación Arquitectural</text:span></text:a><text:span text:style-name="T13"><text:tab/>5</text:span></text:p>
            <text:p text:style-name="P19"><text:a xlink:type="simple" xlink:href="#_j9cfy3kjfj4r" text:style-name="Index_20_Link" text:visited-style-name="Index_20_Link"><text:span text:style-name="T13">Metas de Arquitectura y Restricciones</text:span></text:a><text:span text:style-name="T13"><text:tab/>5</text:span></text:p>
            <text:p text:style-name="P19"><text:a xlink:type="simple" xlink:href="#_e5m0762gumt3" text:style-name="Index_20_Link" text:visited-style-name="Index_20_Link"><text:span text:style-name="T13">Análisis del problema</text:span></text:a><text:span text:style-name="T13"><text:tab/>6</text:span></text:p>
            <text:p text:style-name="P19"><text:a xlink:type="simple" xlink:href="#_o4e0uvlwaadt" text:style-name="Index_20_Link" text:visited-style-name="Index_20_Link"><text:span text:style-name="T13">Decisiones Tomadas</text:span></text:a><text:span text:style-name="T13"><text:tab/>6</text:span></text:p>
            <text:p text:style-name="P19"><text:a xlink:type="simple" xlink:href="#_8epe9iaspo4j" text:style-name="Index_20_Link" text:visited-style-name="Index_20_Link"><text:span text:style-name="T13">Vista de Casos de Uso</text:span></text:a><text:span text:style-name="T13"><text:tab/>6</text:span></text:p>
            <text:p text:style-name="P21"><text:a xlink:type="simple" xlink:href="#_rzogehh5iyzc" text:style-name="Index_20_Link" text:visited-style-name="Index_20_Link"><text:span text:style-name="T14">….</text:span></text:a><text:span text:style-name="T14"><text:tab/>6</text:span></text:p>
            <text:p text:style-name="P21"><text:a xlink:type="simple" xlink:href="#_sge99ck0my4g" text:style-name="Index_20_Link" text:visited-style-name="Index_20_Link"><text:span text:style-name="T14">….</text:span></text:a><text:span text:style-name="T14"><text:tab/>6</text:span></text:p>
            <text:p text:style-name="P19"><text:a xlink:type="simple" xlink:href="#_l7572l9qv0o7" text:style-name="Index_20_Link" text:visited-style-name="Index_20_Link"><text:span text:style-name="T13">Vista Lógica</text:span></text:a><text:span text:style-name="T13"><text:tab/>6</text:span></text:p>
            <text:p text:style-name="P19"><text:a xlink:type="simple" xlink:href="#_emu4kndxdu3h" text:style-name="Index_20_Link" text:visited-style-name="Index_20_Link"><text:span text:style-name="T13">Vista de Componentes (Física)</text:span></text:a><text:span text:style-name="T13"><text:tab/>6</text:span></text:p>
            <text:p text:style-name="P19"><text:a xlink:type="simple" xlink:href="#_tter6faq51g8" text:style-name="Index_20_Link" text:visited-style-name="Index_20_Link"><text:span text:style-name="T13">Vista de Despliegue</text:span></text:a><text:span text:style-name="T13"><text:tab/>7</text:span></text:p>
            <text:p text:style-name="P19"><text:a xlink:type="simple" xlink:href="#_1y810tw" text:style-name="Index_20_Link" text:visited-style-name="Index_20_Link"><text:span text:style-name="T13">Vista de Procesos</text:span></text:a><text:span text:style-name="T13"><text:tab/>7</text:span></text:p>
            <text:p text:style-name="P19"><text:a xlink:type="simple" xlink:href="#_q17wricyi7oa" text:style-name="Index_20_Link" text:visited-style-name="Index_20_Link"><text:span text:style-name="T13">Tamaño, Rendimiento, Memoria</text:span></text:a><text:span text:style-name="T13"><text:tab/>7</text:span></text:p>
            <text:p text:style-name="P19"><text:soft-page-break/><text:a xlink:type="simple" xlink:href="#_2wps7wu48k45" text:style-name="Index_20_Link" text:visited-style-name="Index_20_Link"><text:span text:style-name="T13">Calidad</text:span></text:a><text:span text:style-name="T13"><text:tab/>7</text:span></text:p>
            <text:p text:style-name="P19"><text:a xlink:type="simple" xlink:href="#_bjuq4hu0gtfs" text:style-name="Index_20_Link" text:visited-style-name="Index_20_Link"><text:span text:style-name="T13">Manejo de Errores</text:span></text:a><text:span text:style-name="T13"><text:tab/>7</text:span></text:p>
            <text:p text:style-name="P21"><text:a xlink:type="simple" xlink:href="#_p494rhcllvcj" text:style-name="Index_20_Link" text:visited-style-name="Index_20_Link"><text:span text:style-name="T14">Buenas Prácticas</text:span></text:a><text:span text:style-name="T14"><text:tab/>8</text:span></text:p>
            <text:p text:style-name="P22"><text:a xlink:type="simple" xlink:href="#_55hqmpewq1w4" text:style-name="Index_20_Link" text:visited-style-name="Index_20_Link"><text:span text:style-name="T14">Política del Manejo de Excepciones</text:span></text:a><text:span text:style-name="T14"><text:tab/>8</text:span></text:p>
          </text:index-body>
        </text:table-of-content>
        <text:p text:style-name="P3"/>
        <text:p text:style-name="P73"/>
        <text:p text:style-name="P67"><text:span text:style-name="T2">Documento de Arquitectura</text:span></text:p>
        <text:p text:style-name="P3"><text:bookmark text:name="_gjdgxs"/></text:p>
        <text:list xml:id="list5447988883475541100" text:style-name="WWNum7">
          <text:list-item>
            <text:p text:style-name="P75"><text:bookmark text:name="_rr49e2udmdy2"/><text:span text:style-name="T2">Introducción</text:span></text:p>
          </text:list-item>
        </text:list>
        <text:p text:style-name="P3"><text:bookmark text:name="_30j0zll"/></text:p>
        <text:list xml:id="list120517549391127" text:continue-numbering="true" text:style-name="WWNum7">
          <text:list-item>
            <text:list>
              <text:list-item>
                <text:p text:style-name="P77"><text:bookmark text:name="_1fob9te"/><text:span text:style-name="T2">Propósito</text:span></text:p>
              </text:list-item>
            </text:list>
          </text:list-item>
        </text:list>
        <text:p text:style-name="P25"><text:span text:style-name="T1">El presente documento provee una visión inicial para la arquitectura de la aplicación “Sistema de</text:span> <text:span text:style-name="T1">Monitoreo de Eventos”, a través de la utilización de las 4+1 vistas de Kruchten. <text:s/>De esta manera, se busca capturar y asentar las decisiones importantes que serán tomadas en el desarrollo de la aplicación.</text:span></text:p>
        <text:p text:style-name="P27"><text:bookmark text:name="_3znysh7"/></text:p>
        <text:list xml:id="list120518150163649" text:continue-numbering="true" text:style-name="WWNum7">
          <text:list-item>
            <text:list>
              <text:list-item>
                <text:p text:style-name="P77"><text:bookmark text:name="_b3qsjq11e2me"/><text:span text:style-name="T2">Alcance</text:span></text:p>
              </text:list-item>
            </text:list>
          </text:list-item>
        </text:list>
        <text:p text:style-name="P25"><text:span text:style-name="T1">Se muestra a alto nivel el diseño de la arquitectura por vistas de la aplicación. En cada una, se presentan los diagramas correspondientes, a saber: modelo conceptual, diagrama de clases, casos de uso, diagramas de interacción, entre otros.</text:span></text:p>
        <text:p text:style-name="P27"><text:bookmark text:name="_2et92p0"/></text:p>
        <text:list xml:id="list120517915649235" text:continue-numbering="true" text:style-name="WWNum7">
          <text:list-item>
            <text:list>
              <text:list-item>
                <text:p text:style-name="P77"><text:bookmark text:name="_18lbx9u3ei30"/><text:span text:style-name="T2">Definiciones, Acrónimos y Abreviaturas</text:span></text:p>
              </text:list-item>
            </text:list>
          </text:list-item>
        </text:list>
        <text:list xml:id="list2223200270437272847" text:style-name="WWNum3">
          <text:list-item>
            <text:p text:style-name="P30"><text:span text:style-name="T7">Evento</text:span></text:p>
          </text:list-item>
        </text:list>
        <text:p text:style-name="P32"><text:span text:style-name="T12">Cualquier dato generado por un sistema externo que posee información de un suceso.</text:span></text:p>
        <text:list xml:id="list120517408828474" text:continue-numbering="true" text:style-name="WWNum3">
          <text:list-item>
            <text:p text:style-name="P30"><text:span text:style-name="T7">…</text:span></text:p>
          </text:list-item>
        </text:list>
        <text:p text:style-name="P33"><text:bookmark text:name="_tyjcwt"/></text:p>
        <text:list xml:id="list120518908915661" text:continue-list="list120517915649235" text:style-name="WWNum7">
          <text:list-item>
            <text:list>
              <text:list-item>
                <text:p text:style-name="P77"><text:bookmark text:name="_315kb9g1oc4k"/><text:span text:style-name="T2">Referencias</text:span></text:p>
              </text:list-item>
            </text:list>
          </text:list-item>
        </text:list>
        <text:p text:style-name="P24"><text:span text:style-name="T1">Se hace referencia a los documento de material de clases del repositorio de la materia Técnicas de Diseño</text:span> <text:span text:style-name="T1">de FIUBA: https://github.com/7510-tecnicas-de-disenio/material-clases.</text:span></text:p>
        <text:p text:style-name="P26"><text:bookmark text:name="_3dy6vkm"/></text:p>
        <text:list xml:id="list120519332034504" text:continue-numbering="true" text:style-name="WWNum7">
          <text:list-item>
            <text:list>
              <text:list-item>
                <text:p text:style-name="P77"><text:bookmark text:name="_3kr5k7f5lxz"/><text:span text:style-name="T2">Visión General</text:span></text:p>
              </text:list-item>
            </text:list>
          </text:list-item>
        </text:list>
        <text:p text:style-name="P39"><text:span text:style-name="T12">El presente documento se estructura de la siguiente manera: representación arquitectural, metas y restricciones de la arquitectura, presentación de las 4+1 vistas, tamaño y desempeño del software y finalmente la calidad del sistema.</text:span></text:p>
        <text:p text:style-name="P42"><text:bookmark text:name="_b6in9fx2ks0b"/><text:soft-page-break/></text:p>
        <text:p text:style-name="P44"><text:bookmark text:name="_1t3h5sf"/></text:p>
        <text:list xml:id="list120517966249202" text:continue-numbering="true" text:style-name="WWNum7">
          <text:list-item>
            <text:p text:style-name="P75"><text:bookmark text:name="_4d34og8"/><text:span text:style-name="T2">Representación Arquitectural</text:span></text:p>
          </text:list-item>
        </text:list>
        <text:p text:style-name="P3"/>
        <text:p text:style-name="P46"><text:span text:style-name="T1">Para esta entrega del documento, se representarán las vistas utilizando los siguientes recursos:</text:span></text:p>
        <text:p text:style-name="P26"/>
        <text:list xml:id="list6611954583615551787" text:style-name="WWNum8">
          <text:list-item>
            <text:p text:style-name="P48"><text:span text:style-name="T8">Vista de Casos de Uso</text:span><text:span text:style-name="T1">.</text:span></text:p>
          </text:list-item>
        </text:list>
        <text:p text:style-name="P51"><text:span text:style-name="T1">A cada uno se le hará una descripción en formato breve para enunciar su Escenario Principal de Éxito. Se utilizará el Diagrama de Casos de Uso en notación UML.</text:span></text:p>
        <text:p text:style-name="P52"/>
        <text:list xml:id="list120518927674234" text:continue-numbering="true" text:style-name="WWNum8">
          <text:list-item>
            <text:p text:style-name="P49"><text:span text:style-name="T8">Vista Lógica</text:span><text:span text:style-name="T1">.</text:span></text:p>
          </text:list-item>
        </text:list>
        <text:p text:style-name="P51"><text:span text:style-name="T1">Se realizará el Modelo Conceptual de la aplicación, que permita comprender el dominio del problema, utilizando la notación UML. Además, se desarrollará la primera versión del Diagrama de Clases de la aplicación para representar el dominio de la solución, utilizando también la notación UML y patrones.</text:span></text:p>
        <text:p text:style-name="P52"/>
        <text:list xml:id="list120517902909206" text:continue-numbering="true" text:style-name="WWNum8">
          <text:list-item>
            <text:p text:style-name="P49"><text:span text:style-name="T8">Vista de </text:span><text:span text:style-name="T18">Componentes</text:span><text:span text:style-name="T1">.</text:span></text:p>
          </text:list-item>
        </text:list>
        <text:p text:style-name="P51"><text:span text:style-name="T1">Se explicará la estructura que describe el modelo de implementación de la aplicación, su composición en capas y cada uno de sus componentes. </text:span></text:p>
        <text:p text:style-name="P52"/>
        <text:list xml:id="list8172156584585938924" text:style-name="WWNum6">
          <text:list-item>
            <text:p text:style-name="P53"><text:span text:style-name="T18">Vista de Despliegue</text:span></text:p>
          </text:list-item>
        </text:list>
        <text:p text:style-name="P54">Se muestra la relación de la aplicación a desarrollar con el hardware requerido para el despliegue del sistema. </text:p>
        <text:p text:style-name="P52"/>
        <text:list xml:id="list5997692677034157779" text:style-name="WWNum4">
          <text:list-item>
            <text:p text:style-name="P50"><text:span text:style-name="T8">Vista de Procesos.</text:span></text:p>
          </text:list-item>
        </text:list>
        <text:p text:style-name="P55"><text:span text:style-name="T1">Se habla de los procesos (si son varios y amerita describirlos).</text:span></text:p>
        <text:p text:style-name="P3"/>
        <text:p text:style-name="P51"><text:span text:style-name="T1"><text:s/></text:span></text:p>
        <text:p text:style-name="P3"><text:bookmark text:name="_2s8eyo1"/><text:soft-page-break/></text:p>
        <text:list xml:id="list120518571430183" text:continue-list="list120517966249202" text:style-name="WWNum7">
          <text:list-item>
            <text:p text:style-name="P75"><text:bookmark text:name="_j9cfy3kjfj4r"/><text:span text:style-name="T2">Metas de Arquitectura y Restricciones</text:span></text:p>
          </text:list-item>
        </text:list>
        <text:p text:style-name="P3"/>
        <text:p text:style-name="P24"><text:span text:style-name="T1">El desarrollo de la aplicación se enfoca en que el sistema sea escalable y soporte recibir y procesar gran cantidad de eventos, aplicando las reglas.</text:span></text:p>
        <text:p text:style-name="P56"/>
        <text:p text:style-name="P57"><text:span text:style-name="T1">Nuestras principales metas a nivel de arquitectura son las siguientes:</text:span></text:p>
        <text:p text:style-name="P6"/>
        <text:list xml:id="list4694391831136721120" text:style-name="WWNum2">
          <text:list-item>
            <text:p text:style-name="P58"><text:span text:style-name="T8">Performance</text:span><text:span text:style-name="T1">: El desempeño de la aplicación debe ser eficiente para ser capaz de procesar gran cantidad de eventos.</text:span></text:p>
          </text:list-item>
        </text:list>
        <text:p text:style-name="P10"/>
        <text:list xml:id="list120517886225594" text:continue-numbering="true" text:style-name="WWNum2">
          <text:list-item>
            <text:p text:style-name="P58"><text:span text:style-name="T18">Esacalabilidad</text:span>: Se desea que el sistema pueda escalar a medida que la cantidad de eventos lo requiera</text:p>
          </text:list-item>
        </text:list>
        <text:p text:style-name="P59"/>
        <text:list xml:id="list120519516037264" text:continue-numbering="true" text:style-name="WWNum2">
          <text:list-item>
            <text:p text:style-name="P58"><text:span text:style-name="T8">Usabilidad:</text:span><text:span text:style-name="T1"> El diseño debe ser orientado por y para la comodidad del usuario, de manera que la interfaz sea intuitiva y fácil de manejar, al mismo tiempo que se fomente altamente la interacción entre ambos. De la misma forma, el usuario debe tener la capacidad de equivocarse y regresar a un estado seguro en el que se le permita cumplir con su objetivo original sin que se le haga tedioso o complicado el proceso para llegar a dicho fin.</text:span></text:p>
          </text:list-item>
        </text:list>
        <text:p text:style-name="P56"/>
        <text:p text:style-name="P37"/>
        <text:list xml:id="list120519025681103" text:continue-list="list120518571430183" text:style-name="WWNum7">
          <text:list-item>
            <text:p text:style-name="P74"><text:bookmark text:name="_e5m0762gumt3"/>Análisis del problema</text:p>
          </text:list-item>
        </text:list>
        <text:p text:style-name="P2"/>
        <text:p text:style-name="P61">Se analiza el problema, y lo que se determina es que se puede separar en distintos subsistemas….</text:p>
        <text:p text:style-name="P61"/>
        <text:list xml:id="list120519355976774" text:continue-numbering="true" text:style-name="WWNum7">
          <text:list-item>
            <text:p text:style-name="P74"><text:bookmark text:name="_o4e0uvlwaadt"/>Decisiones Tomadas</text:p>
          </text:list-item>
        </text:list>
        <text:p text:style-name="P24">Queremos dejar detalladas las decisiones tomadas, describiendo las alternativas analizadas y sus pros y contras observadas:</text:p>
        <text:p text:style-name="P24">….</text:p>
        <text:p text:style-name="P38"><text:bookmark text:name="_17dp8vu"/><text:soft-page-break/></text:p>
        <text:list xml:id="list120518939362847" text:continue-numbering="true" text:style-name="WWNum7">
          <text:list-item>
            <text:p text:style-name="P75"><text:bookmark text:name="_8epe9iaspo4j"/><text:span text:style-name="T2">Vista de Casos de Uso</text:span></text:p>
          </text:list-item>
        </text:list>
        <text:p text:style-name="P3"/>
        <text:p text:style-name="P24"><text:span text:style-name="T1">En esta vista se mostrarán la lista de los Casos de Usos críticos de la aplicación “Sistema de Monitoreo de Eventos”</text:span> </text:p>
        <text:p text:style-name="P3"><text:bookmark text:name="_3rdcrjn"/></text:p>
        <text:list xml:id="list120517779839577" text:continue-numbering="true" text:style-name="WWNum7">
          <text:list-item>
            <text:list>
              <text:list-item>
                <text:p text:style-name="P77"><text:bookmark text:name="_rzogehh5iyzc"/>….</text:p>
              </text:list-item>
            </text:list>
          </text:list-item>
        </text:list>
        <text:p text:style-name="P3"/>
        <text:p text:style-name="P25">….</text:p>
        <text:p text:style-name="P3"/>
        <text:p text:style-name="P7"/>
        <text:list xml:id="list120518976059596" text:continue-numbering="true" text:style-name="WWNum7">
          <text:list-item>
            <text:list>
              <text:list-item>
                <text:p text:style-name="P77"><text:bookmark text:name="_1zzzc8aq7jgq"/></text:p>
              </text:list-item>
            </text:list>
          </text:list-item>
        </text:list>
        <text:p text:style-name="P62"/>
        <text:p text:style-name="P63"><text:span text:style-name="T1">….</text:span></text:p>
        <text:p text:style-name="P10"/>
        <text:list xml:id="list120518204468115" text:continue-numbering="true" text:style-name="WWNum7">
          <text:list-item>
            <text:list>
              <text:list-item>
                <text:p text:style-name="P76"><text:bookmark text:name="_sge99ck0my4g"/>….</text:p>
              </text:list-item>
            </text:list>
          </text:list-item>
        </text:list>
        <text:p text:style-name="P63"/>
        <text:p text:style-name="P63">….</text:p>
        <text:p text:style-name="P10"/>
        <text:p text:style-name="P10"/>
        <text:p text:style-name="P10"/>
        <text:p text:style-name="P6"><text:bookmark text:name="_26in1rg"/></text:p>
        <text:list xml:id="list120518828039223" text:continue-numbering="true" text:style-name="WWNum7">
          <text:list-item>
            <text:p text:style-name="P75"><text:bookmark text:name="_l7572l9qv0o7"/><text:soft-page-break/><text:span text:style-name="T2">Vista Lógica</text:span></text:p>
          </text:list-item>
        </text:list>
        <text:p text:style-name="P3"/>
        <text:p text:style-name="P63"><text:span text:style-name="T1">Como propuesta, se tiene el siguiente Modelo Conceptual para cuáles son las asociaciones pertinentes entre los conceptos más relevantes para la aplicación. </text:span></text:p>
        <text:p text:style-name="P36"><draw:custom-shape text:anchor-type="paragraph" draw:z-index="0" draw:style-name="gr1" draw:text-style-name="P79" svg:width="0.3858in" svg:height="0.3858in" svg:x="3.4165in" svg:y="6.2362in"><text:p text:style-name="P7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text:p text:style-name="P34"/>
        <text:p text:style-name="P34"><text:bookmark text:name="_lnxbz9"/></text:p>
        <text:list xml:id="list120517938565111" text:continue-numbering="true" text:style-name="WWNum7">
          <text:list-item>
            <text:p text:style-name="P75"><text:bookmark text:name="_emu4kndxdu3h"/><text:span text:style-name="T2">Vista de </text:span>Componentes<text:span text:style-name="T2"> (F</text:span>í<text:span text:style-name="T2">sica)</text:span></text:p>
          </text:list-item>
        </text:list>
        <text:list xml:id="list3174890821915927500" text:style-name="WWNum1">
          <text:list-item>
            <text:p text:style-name="P64"/>
          </text:list-item>
        </text:list>
        <text:p text:style-name="P14"/>
        <text:p text:style-name="P3"/>
        <text:p text:style-name="P3"/>
        <text:p text:style-name="P3"/>
        <text:p text:style-name="P3"><text:bookmark text:name="_3j2qqm3"/></text:p>
        <text:list xml:id="list120517671199945" text:continue-list="list120517938565111" text:style-name="WWNum7">
          <text:list-item>
            <text:p text:style-name="P75"><text:bookmark text:name="_tter6faq51g8"/><text:span text:style-name="T2">Vista de Despliegue</text:span></text:p>
          </text:list-item>
        </text:list>
        <text:p text:style-name="P6"/>
        <text:p text:style-name="P25"><text:span text:style-name="T1">A continuación se muestra un diagrama de despliegue que modela, a alto nivel, la distribución de las piezas de software de la aplicación sobre los elementos de hardware que se usarán para ejecutarla, indicando las asociaciones entre nodos con caminos de comunicación, que indican la tecnología requerida para que ésta se lleve a cabo exitosamente. </text:span></text:p>
        <text:p text:style-name="P10"/>
        <text:p text:style-name="P10"><text:tab/>...</text:p>
        <text:p text:style-name="P8"/>
        <text:p text:style-name="P6"/>
        <text:p text:style-name="P6"/>
        <text:p text:style-name="P60"><text:span text:style-name="T1">En el diagrama se observa que </text:span>….</text:p>
        <text:p text:style-name="P6"/>
        <text:p text:style-name="P35"/>
        <text:p text:style-name="P35"/>
        <text:list xml:id="list120518999943591" text:continue-numbering="true" text:style-name="WWNum7">
          <text:list-item>
            <text:p text:style-name="P75"><text:bookmark text:name="_1y810tw"/><text:span text:style-name="T2">Vista de Procesos</text:span></text:p>
          </text:list-item>
        </text:list>
        <text:p text:style-name="P20"/>
        <text:p text:style-name="P65"><text:tab/>…..</text:p>
        <text:p text:style-name="P23"/>
        <text:p text:style-name="P3"><text:bookmark text:name="_2xcytpi"/><text:soft-page-break/></text:p>
        <text:list xml:id="list120519297602776" text:continue-numbering="true" text:style-name="WWNum7">
          <text:list-item>
            <text:p text:style-name="P75"><text:bookmark text:name="_q17wricyi7oa"/><text:span text:style-name="T2">Tamaño</text:span>,<text:span text:style-name="T2"> Rendimiento</text:span>, Memoria</text:p>
          </text:list-item>
        </text:list>
        <text:p text:style-name="P3"/>
        <text:p text:style-name="P41"><text:span text:style-name="T12">La aplicación </text:span>…..</text:p>
        <text:p text:style-name="P43"><text:bookmark text:name="_1ci93xb"/></text:p>
        <text:list xml:id="list120518908980498" text:continue-numbering="true" text:style-name="WWNum7">
          <text:list-item>
            <text:p text:style-name="P75"><text:bookmark text:name="_2wps7wu48k45"/><text:span text:style-name="T2">Calidad</text:span></text:p>
          </text:list-item>
        </text:list>
        <text:p text:style-name="P3"/>
        <text:p text:style-name="P40"><text:span text:style-name="T12">La arquitectura del software se ha diseñado para ser independiente de la plataforma en la que el sistema se utilice. Ya que esto ofrece al sistema la capacidad de ser portable, la aplicación se beneficia por igual de esta portabilidad. </text:span></text:p>
        <text:p text:style-name="P40"><text:span text:style-name="T12">La aplicación estará desarrollada por capas, de manera tal que las capas más superficiales como la de interfaz no afectarán a la capa lógica. Cada capa se comunicará con las capas que estén directamente por debajo de ellas. No existirán saltos de acceso entre capas de manera tal que se mantenga una eficiente comunicación entre ellas.</text:span></text:p>
        <text:p text:style-name="P35"><text:bookmark text:name="_3whwml4"/></text:p>
        <text:list xml:id="list120517546541502" text:continue-numbering="true" text:style-name="WWNum7">
          <text:list-item>
            <text:p text:style-name="P75"><text:bookmark text:name="_bjuq4hu0gtfs"/><text:span text:style-name="T2">Manejo de Errores</text:span></text:p>
          </text:list-item>
        </text:list>
        <text:p text:style-name="P26"/>
        <text:p text:style-name="P25"><text:span text:style-name="T1">En el desarrollo de un sistema es importante crear una buena política de manejo de errores de tal manera que se cubran la mayoría de los posibles casos de mal funcionamiento durante el uso de todas las funciones que ofrece el sistema. Además, la información que puede ofrecer una buena política de manejo de excepciones es muy valiosa a la hora de depurar el sistema y por lo tanto, el mantenimiento puede simplificarse a gran escala.</text:span></text:p>
        <text:p text:style-name="P6"/>
        <text:p text:style-name="P6"><text:bookmark text:name="_2bn6wsx"/></text:p>
        <text:list xml:id="list120517586625223" text:continue-numbering="true" text:style-name="WWNum7">
          <text:list-item>
            <text:list>
              <text:list-item>
                <text:p text:style-name="P77"><text:bookmark text:name="_p494rhcllvcj"/><text:span text:style-name="T2">Buenas Prácticas</text:span></text:p>
              </text:list-item>
            </text:list>
          </text:list-item>
        </text:list>
        <text:p text:style-name="P27"/>
        <text:p text:style-name="P47"><text:span text:style-name="T1">Para el manejo de errores se seguirán las siguientes prácticas:</text:span></text:p>
        <text:p text:style-name="P27"/>
        <text:list xml:id="list1260464881220753546" text:style-name="WWNum5">
          <text:list-item>
            <text:p text:style-name="P31"><text:span text:style-name="T8">Encapsulamiento</text:span><text:span text:style-name="T1">: en el caso de que una excepción viaje a través de las capas del sistema y se cree alguna otra a partir de la primera generada, se guarda toda la información del primer error a través del encapsulamiento en el momento de la creación de la nueva excepción. De esta forma, no se pierde información debido a la propagación de la excepción o de la sustitución a través de las capas del sistema.</text:span></text:p>
          </text:list-item>
        </text:list>
        <text:p text:style-name="P27"/>
        <text:list xml:id="list120517938740693" text:continue-numbering="true" text:style-name="WWNum5">
          <text:list-item>
            <text:p text:style-name="P31"><text:soft-page-break/><text:span text:style-name="T8">Lanzar temprano</text:span><text:span text:style-name="T1">: las excepciones son lanzadas en el preciso instante en el que ocurre el error. Así se tiene un mejor control a la hora de depurar y de buscar el origen de la falla.</text:span></text:p>
          </text:list-item>
        </text:list>
        <text:p text:style-name="P27"/>
        <text:list xml:id="list120517639727606" text:continue-numbering="true" text:style-name="WWNum5">
          <text:list-item>
            <text:p text:style-name="P31"><text:span text:style-name="T8">Atrapar tarde</text:span><text:span text:style-name="T1">: las excepciones se atraparán cuando se tenga la mayor cantidad de información posible y cuando se esté en la capa correspondiente del sistema que tenga las herramientas necesarias para manejar correctamente el error.</text:span></text:p>
          </text:list-item>
        </text:list>
        <text:p text:style-name="P45"/>
        <text:list xml:id="list120519134243079" text:continue-numbering="true" text:style-name="WWNum5">
          <text:list-item>
            <text:p text:style-name="P31"><text:span text:style-name="T8">Obtener y desplegar la mayor cantidad de información</text:span><text:span text:style-name="T1">: a la hora de generar un error, la mayor cantidad de información debe ser desplegada de tal manera que se pueda ubicar fácilmente el origen y por lo tanto, se depure rápidamente el sistema</text:span></text:p>
          </text:list-item>
        </text:list>
        <text:p text:style-name="P26"><text:bookmark text:name="_qsh70q"/></text:p>
        <text:list xml:id="list120517678991218" text:continue-list="list120517586625223" text:style-name="WWNum7">
          <text:list-item>
            <text:list>
              <text:list-item>
                <text:p text:style-name="P77"><text:bookmark text:name="_55hqmpewq1w4"/><text:span text:style-name="T2">Política del Manejo de Excepciones</text:span></text:p>
              </text:list-item>
            </text:list>
          </text:list-item>
        </text:list>
        <text:p text:style-name="P28"/>
        <text:p text:style-name="P25"><text:span text:style-name="T1">La política de manejo de errores en el sistem</text:span>a<text:span text:style-name="T1"> se definirá por capas. Para cada capa aplica una política distinta que permitirá que las excepciones que permitan manejar la mayor cantidad de errores del sistema en general.</text:span></text:p>
        <text:p text:style-name="P2"><text:span text:style-name="T1"><text:tab/></text:span></text:p>
        <text:p text:style-name="P2"><text:span text:style-name="T1"><text:tab/></text:span><text:span text:style-name="T2">Capa de Datos y Utilidades</text:span></text:p>
        <text:p text:style-name="P2"><text:span text:style-name="T1"><text:tab/></text:span></text:p>
        <text:p text:style-name="P25"><text:span text:style-name="T1">En esta capa se utilizará una política de Propagación y de encapsulado de excepción. Esto tendrá como consecuencia que la información del error ocurrido no se pierda y se transmita lo más posible a través de su viaje por las capas del sistema.</text:span></text:p>
        <text:p text:style-name="P2"/>
        <text:p text:style-name="P2"/>
        <text:p text:style-name="P26"/>
        <text:p text:style-name="P46"><text:span text:style-name="T2">Capa Lógica</text:span></text:p>
        <text:p text:style-name="P29"/>
        <text:p text:style-name="P25"><text:span text:style-name="T1">Para la capa lógica se aplicará una política de sustitución y encapsulamiento. Se sustituye la excepción proveniente de la capa inferior de tal manera que se cree alguna otra más específica a la causa del error y que, por consiguiente, brinde información más específica a la capa superior. </text:span></text:p>
        <text:p text:style-name="P26"/>
        <text:p text:style-name="P46"><text:span text:style-name="T2">Capa de Presentación e Interfaz</text:span></text:p>
        <text:p text:style-name="P26"><text:soft-page-break/></text:p>
        <text:p text:style-name="P25"><text:span text:style-name="T1">En la capa de interfaz se aplicará la política de manejo de errores. En esta capa del sistema se realizará el manejo de todas las excepciones provenientes de las capas inferiores y se desplegará al usuario la información necesaria al error ocurrid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Caladea1" svg:font-family="Caladea" style:font-family-generic="swiss" style:font-pitch="variable"/>
    <style:font-face style:name="Arial1" svg:font-family="Arial" style:font-family-generic="system" style:font-pitch="variable"/>
    <style:font-face style:name="Caladea2" svg:font-family="Calade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Symbols1"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0pt" fo:language="es" fo:country="ES" style:letter-kerning="true" style:font-name-asian="Caladea2" style:font-size-asian="10pt" style:language-asian="zh" style:country-asian="CN" style:font-name-complex="Caladea2" style:font-size-complex="10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page"/>
      <style:text-properties style:use-window-font-color="true" style:font-name="Caladea" fo:font-size="10pt" fo:language="es" fo:country="ES" style:letter-kerning="true" style:font-name-asian="Caladea2" style:font-size-asian="10pt" style:language-asian="zh" style:country-asian="CN" style:font-name-complex="Caladea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0835in" fo:margin-bottom="0.0417in" loext:contextual-spacing="false" fo:line-height="100%" fo:orphans="0" fo:widows="0" fo:text-indent="0in" style:auto-text-indent="false" fo:keep-with-next="always"/>
      <style:text-properties style:text-position="0% 10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0835in" fo:margin-bottom="0.0417in" loext:contextual-spacing="false" fo:line-height="100%" fo:orphans="0" fo:widows="0" fo:text-indent="0in" style:auto-text-indent="false" fo:keep-with-next="always"/>
      <style:text-properties style:text-position="0% 100%"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Heading_20_3" style:display-name="Heading 3" style:family="paragraph" style:parent-style-name="normal" style:next-style-name="Standard" style:default-outline-level="" style:class="text">
      <style:paragraph-properties fo:margin-left="0in" fo:margin-right="0in" fo:margin-top="0.0835in" fo:margin-bottom="0.0417in" loext:contextual-spacing="false" fo:line-height="100%" fo:orphans="0" fo:widows="0" fo:text-indent="0in" style:auto-text-indent="false" fo:keep-with-next="always"/>
      <style:text-properties style:text-position="0% 100%" style:font-name="Arial" fo:font-family="Arial" style:font-family-generic="roman" style:font-pitch="variable" fo:font-size="10pt" fo:font-style="italic" fo:font-weight="normal" style:font-name-asian="Arial1" style:font-family-asian="Arial" style:font-family-generic-asian="system" style:font-pitch-asian="variable" style:font-size-asian="10pt" style:font-style-asian="italic" style:font-weight-asian="normal" style:font-name-complex="Arial1" style:font-family-complex="Arial"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left="0in" fo:margin-right="0in" fo:margin-top="0.0835in" fo:margin-bottom="0.0417in" loext:contextual-spacing="false" fo:line-height="100%" fo:orphans="0" fo:widows="0" fo:text-indent="0in" style:auto-text-indent="false" fo:keep-with-next="always"/>
      <style:text-properties style:text-position="0% 100%" style:font-name="Arial" fo:font-family="Arial" style:font-family-generic="roman" style:font-pitch="variable" fo:font-size="10pt" fo:font-weight="normal" style:font-name-asian="Arial1" style:font-family-asian="Arial" style:font-family-generic-asian="system" style:font-pitch-asian="variable" style:font-size-asian="10pt" style:font-weight-asian="normal" style:font-name-complex="Arial1" style:font-family-complex="Arial"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100%" fo:orphans="0" fo:widows="0" fo:text-indent="0in" style:auto-text-indent="false"/>
      <style:text-properties style:text-position="0% 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00%" fo:orphans="0" fo:widows="0" fo:text-indent="0in" style:auto-text-indent="false"/>
      <style:text-properties style:text-position="0% 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line-height="100%" fo:text-align="center" style:justify-single-word="false" fo:orphans="0" fo:widows="0"/>
      <style:text-properties style:text-position="0% 100%"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orphans="0" fo:widows="0"/>
      <style:text-properties style:text-position="0% 100%" style:font-name="Arial" fo:font-family="Arial" style:font-family-generic="roman" style:font-pitch="variable" fo:font-size="18pt" fo:font-style="italic" style:font-name-asian="Arial1" style:font-family-asian="Arial" style:font-family-generic-asian="system" style:font-pitch-asian="variable" style:font-size-asian="18pt" style:font-style-asian="italic" style:font-name-complex="Arial1" style:font-family-complex="Arial" style:font-family-generic-complex="system" style:font-pitch-complex="variable" style:font-size-complex="18pt"/>
    </style:style>
    <style:style style:name="Head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style:text-position="0% 100%" style:font-name="Times New Roman" fo:font-family="'Times New Roman'" style:font-family-generic="roman" style:font-pitch="variable" fo:font-size="10pt" fo:font-weight="normal"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Arial" fo:font-family="Arial" style:font-family-generic="roman" style:font-pitch="variable"/>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8" style:display-name="ListLabel 3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position="0% 100%" style:font-name="Arial" fo:font-family="Arial" style:font-family-generic="roman" style:font-pitch="variable" fo:font-size="12pt" fo:font-weight="bold"/>
    </style:style>
    <style:style style:name="ListLabel_20_56" style:display-name="ListLabel 56" style:family="text">
      <style:text-properties style:text-position="0% 100%" style:font-name="Arial" fo:font-family="Arial" style:font-family-generic="roman" style:font-pitch="variable" fo:font-weight="bold"/>
    </style:style>
    <style:style style:name="ListLabel_20_57" style:display-name="ListLabel 57" style:family="text">
      <style:text-properties style:text-position="0% 100%"/>
    </style:style>
    <style:style style:name="ListLabel_20_58" style:display-name="ListLabel 58" style:family="text">
      <style:text-properties style:text-position="0% 100%"/>
    </style:style>
    <style:style style:name="ListLabel_20_59" style:display-name="ListLabel 59" style:family="text">
      <style:text-properties style:text-position="0% 100%"/>
    </style:style>
    <style:style style:name="ListLabel_20_60" style:display-name="ListLabel 60" style:family="text">
      <style:text-properties style:text-position="0% 100%"/>
    </style:style>
    <style:style style:name="ListLabel_20_61" style:display-name="ListLabel 61" style:family="text">
      <style:text-properties style:text-position="0% 100%"/>
    </style:style>
    <style:style style:name="ListLabel_20_62" style:display-name="ListLabel 62" style:family="text">
      <style:text-properties style:text-position="0% 100%"/>
    </style:style>
    <style:style style:name="ListLabel_20_63" style:display-name="ListLabel 63" style:family="text">
      <style:text-properties style:text-position="0% 100%"/>
    </style:style>
    <style:style style:name="ListLabel_20_64" style:display-name="ListLabel 6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9917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9917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4917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4917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9917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99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style:list-level-properties>
      </text:list-level-style-number>
      <text:list-level-style-number text:level="5" text:style-name="ListLabel_20_59" style:num-format="1" text:display-levels="5">
        <style:list-level-properties text:list-level-position-and-space-mode="label-alignment">
          <style:list-level-label-alignment text:label-followed-by="listtab"/>
        </style:list-level-properties>
      </text:list-level-style-number>
      <text:list-level-style-number text:level="6" text:style-name="ListLabel_20_60" style:num-format="1" text:display-levels="6">
        <style:list-level-properties text:list-level-position-and-space-mode="label-alignment">
          <style:list-level-label-alignment text:label-followed-by="listtab"/>
        </style:list-level-properties>
      </text:list-level-style-number>
      <text:list-level-style-number text:level="7" text:style-name="ListLabel_20_61" style:num-format="1" text:display-levels="7">
        <style:list-level-properties text:list-level-position-and-space-mode="label-alignment">
          <style:list-level-label-alignment text:label-followed-by="listtab"/>
        </style:list-level-properties>
      </text:list-level-style-number>
      <text:list-level-style-number text:level="8" text:style-name="ListLabel_20_62" style:num-format="1" text:display-levels="8">
        <style:list-level-properties text:list-level-position-and-space-mode="label-alignment">
          <style:list-level-label-alignment text:label-followed-by="listtab"/>
        </style:list-level-properties>
      </text:list-level-style-number>
      <text:list-level-style-number text:level="9" text:style-name="ListLabel_20_63"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text-properties style:text-position="0% 100%" fo:font-size="12pt" style:font-size-asian="12pt" style:font-size-complex="12pt"/>
    </style:style>
    <style:style style:name="MP2" style:family="paragraph" style:parent-style-name="Standard">
      <style:paragraph-properties fo:margin-top="0in" fo:margin-bottom="0in" loext:contextual-spacing="false" fo:padding-left="0in" fo:padding-right="0in" fo:padding-top="0.0138in" fo:padding-bottom="0in" fo:border-left="none" fo:border-right="none" fo:border-top="0.74pt solid #000001" fo:border-bottom="none"/>
      <style:text-properties style:text-position="0% 100%" fo:font-size="12pt" style:font-size-asian="12pt" style:font-size-complex="12pt"/>
    </style:style>
    <style:style style:name="MP3" style:family="paragraph" style:parent-style-name="Standard">
      <style:paragraph-properties fo:margin-top="0in" fo:margin-bottom="0in" loext:contextual-spacing="false" fo:text-align="end" style:justify-single-word="false" fo:padding-left="0in" fo:padding-right="0in" fo:padding-top="0in" fo:padding-bottom="0.0138in" fo:border-left="none" fo:border-right="none" fo:border-top="none" fo:border-bottom="0.74pt solid #000001"/>
    </style:style>
    <style:style style:name="MP4" style:family="paragraph" style:parent-style-name="Standard">
      <style:paragraph-properties fo:margin-top="0in" fo:margin-bottom="0in" loext:contextual-spacing="false" fo:text-align="end" style:justify-single-word="false" fo:padding-left="0in" fo:padding-right="0in" fo:padding-top="0in" fo:padding-bottom="0.0138in" fo:border-left="none" fo:border-right="none" fo:border-top="none" fo:border-bottom="0.74pt solid #000001"/>
      <style:text-properties style:text-position="0% 100%" fo:font-size="12pt" style:font-size-asian="12pt" style:font-size-complex="12pt"/>
    </style:style>
    <style:style style:name="MT1" style:family="text">
      <style:text-properties style:text-position="0% 100%" style:font-name="Arial" fo:font-size="18pt" fo:font-weight="bold" style:font-name-asian="Arial1" style:font-size-asian="18pt" style:font-weight-asian="bold" style:font-name-complex="Arial1" style:font-size-complex="18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
        <text:p text:style-name="MP2"/>
        <text:p text:style-name="MP3"><text:span text:style-name="MT1">Técnicas de Diseño @FIUBA</text:span></text:p>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6" meta:paragraph-count="115" meta:word-count="1447" meta:character-count="8658" meta:non-whitespace-character-count="7345"/>
    <meta:generator>LibreOfficeDev/5.1.0.3$Linux_X86_64 LibreOffice_project/</meta:generator>
  </office:meta>
</office:document-meta>
</file>